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2" style:family="paragraph" style:parent-style-name="Standard">
      <style:text-properties style:font-name="Arial" officeooo:rsid="000e3148" officeooo:paragraph-rsid="0016ba0b"/>
    </style:style>
    <style:style style:name="P3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4" style:family="paragraph" style:parent-style-name="Subtitle"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margin-top="0.201cm" fo:margin-bottom="0.201cm" style:contextual-spacing="false"/>
      <style:text-properties style:font-name="Arial" officeooo:rsid="001a3e43" officeooo:paragraph-rsid="0014e5f1"/>
    </style:style>
    <style:style style:name="P6" style:family="paragraph" style:parent-style-name="Standard" style:list-style-name="L1">
      <style:paragraph-properties fo:margin-top="0.201cm" fo:margin-bottom="0.201cm" style:contextual-spacing="false" fo:line-height="115%"/>
      <style:text-properties style:font-name="Arial" officeooo:rsid="001a3e43" officeooo:paragraph-rsid="0020f52d"/>
    </style:style>
    <style:style style:name="P7" style:family="paragraph" style:parent-style-name="Standard" style:list-style-name="L1">
      <style:paragraph-properties fo:margin-top="0.201cm" fo:margin-bottom="0.201cm" style:contextual-spacing="false" fo:line-height="115%"/>
      <style:text-properties style:font-name="Arial" officeooo:rsid="001a3e43" officeooo:paragraph-rsid="001a3e43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3e43" officeooo:paragraph-rsid="001a3e43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1c9364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364" officeooo:paragraph-rsid="002502be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ab0c6" officeooo:paragraph-rsid="001ab0c6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ba0cf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ba0cf" officeooo:paragraph-rsid="001fa998"/>
    </style:style>
    <style:style style:name="P14" style:family="paragraph" style:parent-style-name="Standard" style:list-style-name="L1">
      <style:paragraph-properties fo:margin-top="0.101cm" fo:margin-bottom="0.101cm" style:contextual-spacing="false" fo:line-height="100%"/>
      <style:text-properties style:font-name="Arial" officeooo:rsid="001ba0cf" officeooo:paragraph-rsid="001ba0cf"/>
    </style:style>
    <style:style style:name="P15" style:family="paragraph" style:parent-style-name="Standard" style:list-style-name="L1">
      <style:paragraph-properties fo:margin-top="0.101cm" fo:margin-bottom="0.101cm" style:contextual-spacing="false" fo:line-height="200%"/>
      <style:text-properties style:font-name="Arial" officeooo:rsid="001c920e" officeooo:paragraph-rsid="001c920e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c920e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c920e" officeooo:paragraph-rsid="001fa998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fa998" officeooo:paragraph-rsid="001fa998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0d478" officeooo:paragraph-rsid="0020d478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27dc4" officeooo:paragraph-rsid="001c9364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227dc4" officeooo:paragraph-rsid="00227dc4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eb59e" officeooo:paragraph-rsid="0027cc2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def0"/>
    </style:style>
    <style:style style:name="T3" style:family="text">
      <style:text-properties officeooo:rsid="00123ebb"/>
    </style:style>
    <style:style style:name="T4" style:family="text">
      <style:text-properties officeooo:rsid="0016ba0b"/>
    </style:style>
    <style:style style:name="T5" style:family="text">
      <style:text-properties officeooo:rsid="0018c4e1"/>
    </style:style>
    <style:style style:name="T6" style:family="text">
      <style:text-properties officeooo:rsid="001a3e43"/>
    </style:style>
    <style:style style:name="T7" style:family="text">
      <style:text-properties officeooo:rsid="001ab0c6"/>
    </style:style>
    <style:style style:name="T8" style:family="text">
      <style:text-properties officeooo:rsid="001ba0cf"/>
    </style:style>
    <style:style style:name="T9" style:family="text">
      <style:text-properties officeooo:rsid="001bd592"/>
    </style:style>
    <style:style style:name="T10" style:family="text">
      <style:text-properties officeooo:rsid="001ec9f5"/>
    </style:style>
    <style:style style:name="T11" style:family="text">
      <style:text-properties officeooo:rsid="001fa998"/>
    </style:style>
    <style:style style:name="T12" style:family="text">
      <style:text-properties officeooo:rsid="0020f52d"/>
    </style:style>
    <style:style style:name="T13" style:family="text">
      <style:text-properties officeooo:rsid="00227dc4"/>
    </style:style>
    <style:style style:name="T14" style:family="text">
      <style:text-properties officeooo:rsid="0023911d"/>
    </style:style>
    <style:style style:name="T15" style:family="text">
      <style:text-properties officeooo:rsid="00245c76"/>
    </style:style>
    <style:style style:name="T16" style:family="text">
      <style:text-properties officeooo:rsid="002082e6"/>
    </style:style>
    <style:style style:name="T17" style:family="text">
      <style:text-properties officeooo:rsid="00210c00"/>
    </style:style>
    <style:style style:name="T18" style:family="text">
      <style:text-properties officeooo:rsid="002502be"/>
    </style:style>
    <style:style style:name="T19" style:family="text">
      <style:text-properties officeooo:rsid="00251580"/>
    </style:style>
    <style:style style:name="T20" style:family="text">
      <style:text-properties officeooo:rsid="0024e3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oria de usuario Nro. <text:span text:style-name="T10">4</text:span>.</text:p>
      <text:p text:style-name="P3"><text:span text:style-name="T1">Titulo</text:span>: <text:span text:style-name="T4">Cargar un anuncio de </text:span><text:span text:style-name="T10">adopción.</text:span></text:p>
      <text:p text:style-name="P2"><text:span text:style-name="T1">Descripción</text:span>: Como usuario del sitio “<text:span text:style-name="T3">online pets</text:span><text:span text:style-name="T2">”</text:span>, quiero poder <text:span text:style-name="T4">cargar un anuncio de </text:span><text:span text:style-name="T10">adopción</text:span><text:span text:style-name="T4"> de </text:span><text:span text:style-name="T10">mascotas</text:span><text:span text:style-name="T4"> para que </text:span><text:span text:style-name="T6">los visitantes</text:span><text:span text:style-name="T5"> pueda</text:span><text:span text:style-name="T6">n</text:span><text:span text:style-name="T5"> </text:span><text:span text:style-name="T10">contactarme para coordinar la adopción.</text:span></text:p>
      <text:p text:style-name="P2"/>
      <text:p text:style-name="P1"><text:span text:style-name="T1">Criterios de aceptación</text:span>:</text:p>
      <text:list xml:id="list1226490751" text:style-name="L1">
        <text:list-item>
          <text:p text:style-name="P5">Ver la opción de cargar un anuncio de <text:span text:style-name="T10">adopción</text:span> luego de ingresar al sitio de manera satisfactoria. (Pasa)</text:p>
        </text:list-item>
        <text:list-item>
          <text:p text:style-name="P6"><text:span text:style-name="T12">No v</text:span>er la opción de <text:span text:style-name="T15">publicar </text:span><text:span text:style-name="T10">adopción</text:span> en caso de colocar un usuario y contraseña <text:span text:style-name="T12">correctamente</text:span>. (Error)</text:p>
        </text:list-item>
        <text:list-item>
          <text:p text:style-name="P7"><text:span text:style-name="T10">V</text:span>er la opción de <text:span text:style-name="T15">publicar adopción</text:span> en caso de colocar un usuario y contraseña incorrectas. (Error)</text:p>
        </text:list-item>
        <text:list-item>
          <text:p text:style-name="P8">Al ingresar a la carga de un <text:span text:style-name="T12">anuncio de</text:span> <text:span text:style-name="T12">adopción</text:span> <text:span text:style-name="T7">deben observarse los siguientes </text:span><text:span text:style-name="T14">datos</text:span><text:span text:style-name="T7"> </text:span><text:span text:style-name="T10">(Pasa)</text:span><text:span text:style-name="T7">:</text:span></text:p>
          <text:list>
            <text:list-item>
              <text:p text:style-name="P9">Fecha y hora de carga.</text:p>
            </text:list-item>
            <text:list-item>
              <text:p text:style-name="P11"><text:span text:style-name="T8">Categoría</text:span>.</text:p>
            </text:list-item>
            <text:list-item>
              <text:p text:style-name="P12">Comentario<text:span text:style-name="T11">s.</text:span></text:p>
            </text:list-item>
            <text:list-item>
              <text:p text:style-name="P12">Fotos.</text:p>
            </text:list-item>
            <text:list-item>
              <text:p text:style-name="P14">Tipo de contacto (teléfono, dirección).</text:p>
            </text:list-item>
            <text:list-item>
              <text:p text:style-name="P15">Botones de <text:span text:style-name="T13">publicar</text:span> anuncio y cancelar.</text:p>
            </text:list-item>
          </text:list>
        </text:list-item>
        <text:list-item>
          <text:p text:style-name="P9">La “Fecha y Hora” debe mostrar la correspondiente al sistema cuando se inicia la carga del anuncio. <text:span text:style-name="T10">(Pasa)</text:span></text:p>
        </text:list-item>
        <text:list-item>
          <text:p text:style-name="P12">“Categoría” debe ser un<text:span text:style-name="T9">a</text:span> lista desplegable con las opciones: Perro – Gato – Ave – Tortuga – Conejo – Otro. (Pasa)</text:p>
        </text:list-item>
        <text:list-item>
          <text:p text:style-name="P12">Cuando se selecciona “Otro” en la lista desplegable “<text:span text:style-name="T9">C</text:span>ategoría” se habilita un cuadro de texto. <text:span text:style-name="T13">(Pasa)</text:span></text:p>
        </text:list-item>
        <text:list-item>
          <text:p text:style-name="P13">Cuando se selecciona “Otro” en la lista desplegable “<text:span text:style-name="T9">C</text:span>ategoría” <text:span text:style-name="T11">no se</text:span> habilita un cuadro de texto. <text:span text:style-name="T11">(Error)</text:span></text:p>
        </text:list-item>
        <text:list-item>
          <text:p text:style-name="P16">“Comentario<text:span text:style-name="T11">s”</text:span> debe ser un cuadro de texto que permita cargar <text:span text:style-name="T10">datos</text:span> de no mas de 255 caracteres. <text:span text:style-name="T12">(Pasa)</text:span></text:p>
        </text:list-item>
        <text:list-item>
          <text:p text:style-name="P17">“Comentario<text:span text:style-name="T11">s”</text:span> <text:span text:style-name="T11">permite cargar mas de 255 caracteres</text:span>. <text:span text:style-name="T11">(Error)</text:span></text:p>
        </text:list-item>
        <text:list-item>
          <text:p text:style-name="P9">“Fotos” debe permitirse cargar hasta 7 fotos. <text:span text:style-name="T12">(Pasa)</text:span></text:p>
        </text:list-item>
        <text:list-item>
          <text:p text:style-name="P18">Cargar mas de 7 fotos. (Error)</text:p>
        </text:list-item>
        <text:list-item>
          <text:p text:style-name="P9">“Tipo de contacto” deben ser <text:span text:style-name="T10">2</text:span> cuadros de verificación el cual si se tilda se <text:span text:style-name="T11">expondrá</text:span> junto al anuncio el dato correspondiente teléfono o dirección de contacto <text:span text:style-name="T11">cargado en su registro</text:span>. <text:span text:style-name="T12">(Pasa)</text:span></text:p>
        </text:list-item>
        <text:list-item>
          <text:p text:style-name="P19">Tener tildados uno o los dos cuadros de verificación, teléfono <text:span text:style-name="T12">y/</text:span>o dirección, <text:span text:style-name="T12">mas no </text:span><text:soft-page-break/><text:span text:style-name="T12">se v</text:span><text:span text:style-name="T14">isualiza el dato</text:span><text:span text:style-name="T12"> en el anuncio publicado. (Error)</text:span></text:p>
        </text:list-item>
        <text:list-item>
          <text:p text:style-name="P18">Mostrar una leyenda que indique que el dato cargado como correo electrónico, sera mostrado de manera predeterminada en el anuncio como elemento de contacto.<text:span text:style-name="T12">(Pasa)</text:span></text:p>
        </text:list-item>
        <text:list-item>
          <text:p text:style-name="P22"><text:span text:style-name="T20">No se muestra la</text:span> leyenda que indica que el correo electrónico sera el contacto predeterminado <text:span text:style-name="T20">y</text:span><text:span text:style-name="T16"> siempre se mostrara en la publicaciones.(</text:span><text:span text:style-name="T20">Error</text:span><text:span text:style-name="T16">)</text:span></text:p>
        </text:list-item>
        <text:list-item>
          <text:p text:style-name="P9">El botón “<text:span text:style-name="T14">Publicar”</text:span> debe activarse si <text:span text:style-name="T18">el</text:span> campo “Categoría” tienen algún dato cargado y existe al menos una foto, hasta siete, ingresada<text:span text:style-name="T11">s</text:span> para la carga del anuncio. <text:span text:style-name="T12">(Pasa)</text:span></text:p>
        </text:list-item>
        <text:list-item>
          <text:p text:style-name="P10">El botón “<text:span text:style-name="T16">Publicar”</text:span> <text:span text:style-name="T17">activo</text:span> si <text:span text:style-name="T18">el campo</text:span> “Categoría” <text:span text:style-name="T18">n</text:span><text:span text:style-name="T17">o </text:span>tienen dato cargado <text:span text:style-name="T17">o</text:span> <text:span text:style-name="T17">no </text:span>existe <text:span text:style-name="T17">alguna</text:span> foto, ingresada<text:span text:style-name="T16">s </text:span><text:span text:style-name="T17">al</text:span> carga<text:span text:style-name="T16">r</text:span> el anuncio.<text:span text:style-name="T16">(</text:span><text:span text:style-name="T17">Error</text:span><text:span text:style-name="T16">)</text:span></text:p>
        </text:list-item>
        <text:list-item>
          <text:p text:style-name="P9">Los campos “Comentarios” y “Tipo de contacto” son optativos. <text:span text:style-name="T12">(Pasa)</text:span></text:p>
        </text:list-item>
        <text:list-item>
          <text:p text:style-name="P20">Presionar el botón “Publicar” y ver el anuncio <text:span text:style-name="T19">en mascotas en adopción.</text:span> (Pasa)</text:p>
        </text:list-item>
        <text:list-item>
          <text:p text:style-name="P21">Presionar el botón “Publicar” y no ver el anuncio <text:span text:style-name="T19">en mascotas en adopción o verlo en otra categoría.</text:span> (Error)</text:p>
        </text:list-item>
        <text:list-item>
          <text:p text:style-name="P21">Presionar el botón “Salir” y volver a la pagina principal. (Pasa)</text:p>
        </text:list-item>
        <text:list-item>
          <text:p text:style-name="P21">Presionar el botón “Salir” y no volver a la pagina principal. (Error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19:03:02.856000000</dc:date>
    <meta:editing-duration>PT14H4M52S</meta:editing-duration>
    <meta:editing-cycles>9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33" meta:word-count="478" meta:character-count="2864" meta:non-whitespace-character-count="2443"/>
  </office:meta>
</office:document-meta>
</file>